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1.3465in" style:rel-column-width="9362*"/>
    </style:style>
    <style:style style:name="Table1.G" style:family="table-column">
      <style:table-column-properties style:column-width="1.3465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rsid="0002969f" officeooo:paragraph-rsid="0002969f" style:language-asian="zxx" style:country-asian="none" style:language-complex="zxx" style:country-complex="none"/>
    </style:style>
    <style:style style:name="P3" style:family="paragraph" style:parent-style-name="Standard">
      <style:text-properties fo:language="zxx" fo:country="none" officeooo:rsid="000fb4ac" officeooo:paragraph-rsid="000fb4ac" style:language-asian="zxx" style:country-asian="none" style:language-complex="zxx" style:country-complex="none"/>
    </style:style>
    <style:style style:name="P4" style:family="paragraph" style:parent-style-name="Standard">
      <style:text-properties fo:language="zxx" fo:country="none" officeooo:rsid="00111719" officeooo:paragraph-rsid="00111719" style:language-asian="zxx" style:country-asian="none" style:language-complex="zxx" style:country-complex="none"/>
    </style:style>
    <style:style style:name="P5" style:family="paragraph" style:parent-style-name="Table_20_Contents">
      <style:paragraph-properties fo:text-align="center" style:justify-single-word="false"/>
      <style:text-properties fo:font-size="18pt" fo:language="zxx" fo:country="none" officeooo:rsid="00021e00" officeooo:paragraph-rsid="00021e00" style:font-size-asian="18pt" style:language-asian="zxx" style:country-asian="none" style:font-size-complex="18pt" style:language-complex="zxx" style:country-complex="none"/>
    </style:style>
    <style:style style:name="P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7" style:family="paragraph" style:parent-style-name="Table_20_Contents">
      <style:text-properties fo:font-size="10pt" fo:language="zxx" fo:country="none" officeooo:rsid="0002969f" officeooo:paragraph-rsid="0002969f" style:font-size-asian="10pt" style:language-asian="zxx" style:country-asian="none" style:font-size-complex="10pt" style:language-complex="zxx" style:country-complex="none"/>
    </style:style>
    <style:style style:name="P8" style:family="paragraph" style:parent-style-name="Table_20_Contents">
      <style:text-properties fo:font-size="10pt" fo:language="zxx" fo:country="none" officeooo:rsid="00058f2b" officeooo:paragraph-rsid="00058f2b" style:font-size-asian="10pt" style:language-asian="zxx" style:country-asian="none" style:font-size-complex="10pt" style:language-complex="zxx" style:country-complex="none"/>
    </style:style>
    <style:style style:name="P9" style:family="paragraph" style:parent-style-name="Table_20_Contents">
      <style:text-properties fo:font-size="10pt" fo:language="zxx" fo:country="none" officeooo:rsid="00021e00" officeooo:paragraph-rsid="00021e00" style:font-size-asian="10pt" style:language-asian="zxx" style:country-asian="none" style:font-size-complex="10pt" style:language-complex="zxx" style:country-complex="none"/>
    </style:style>
    <style:style style:name="P10" style:family="paragraph" style:parent-style-name="Table_20_Contents">
      <style:text-properties fo:font-size="10pt" fo:language="zxx" fo:country="none" officeooo:rsid="0006c404" officeooo:paragraph-rsid="0006c404" style:font-size-asian="10pt" style:language-asian="zxx" style:country-asian="none" style:font-size-complex="10pt" style:language-complex="zxx" style:country-complex="none"/>
    </style:style>
    <style:style style:name="P11" style:family="paragraph" style:parent-style-name="Table_20_Contents">
      <style:text-properties fo:font-size="10pt" fo:language="zxx" fo:country="none" officeooo:rsid="0007a745" officeooo:paragraph-rsid="0007a745" style:font-size-asian="10pt" style:language-asian="zxx" style:country-asian="none" style:font-size-complex="10pt" style:language-complex="zxx" style:country-complex="none"/>
    </style:style>
    <style:style style:name="P12" style:family="paragraph" style:parent-style-name="Table_20_Contents">
      <style:text-properties fo:font-size="10pt" fo:language="zxx" fo:country="none" officeooo:rsid="0007c0ff" officeooo:paragraph-rsid="0007c0ff" style:font-size-asian="10pt" style:language-asian="zxx" style:country-asian="none" style:font-size-complex="10pt" style:language-complex="zxx" style:country-complex="none"/>
    </style:style>
    <style:style style:name="P13" style:family="paragraph" style:parent-style-name="Table_20_Contents">
      <style:text-properties fo:font-size="10pt" fo:language="zxx" fo:country="none" officeooo:rsid="0009b844" officeooo:paragraph-rsid="0009b844" style:font-size-asian="10pt" style:language-asian="zxx" style:country-asian="none" style:font-size-complex="10pt" style:language-complex="zxx" style:country-complex="none"/>
    </style:style>
    <style:style style:name="P14" style:family="paragraph" style:parent-style-name="Table_20_Contents">
      <style:text-properties fo:font-size="10pt" fo:language="zxx" fo:country="none" officeooo:rsid="000fa9ec" officeooo:paragraph-rsid="000fa9ec" style:font-size-asian="10pt" style:language-asian="zxx" style:country-asian="none" style:font-size-complex="10pt" style:language-complex="zxx" style:country-complex="none"/>
    </style:style>
    <style:style style:name="P15" style:family="paragraph" style:parent-style-name="Table_20_Contents">
      <style:text-properties fo:font-size="10pt" fo:language="zxx" fo:country="none" officeooo:rsid="000fb4ac" officeooo:paragraph-rsid="000fb4ac" style:font-size-asian="10pt" style:language-asian="zxx" style:country-asian="none" style:font-size-complex="10pt" style:language-complex="zxx" style:country-complex="none"/>
    </style:style>
    <style:style style:name="P16" style:family="paragraph" style:parent-style-name="Table_20_Contents">
      <style:text-properties fo:font-size="10pt" fo:language="zxx" fo:country="none" officeooo:rsid="000ff6c2" officeooo:paragraph-rsid="000ff6c2" style:font-size-asian="10pt" style:language-asian="zxx" style:country-asian="none" style:font-size-complex="10pt" style:language-complex="zxx" style:country-complex="none"/>
    </style:style>
    <style:style style:name="P17" style:family="paragraph" style:parent-style-name="Table_20_Contents">
      <style:text-properties fo:font-size="10pt" fo:language="zxx" fo:country="none" fo:font-weight="bold" officeooo:rsid="00021e00" officeooo:paragraph-rsid="00021e00" style:font-size-asian="10pt" style:language-asian="zxx" style:country-asian="none" style:font-weight-asian="bold" style:font-size-complex="10pt" style:language-complex="zxx" style:country-complex="none" style:font-weight-complex="bold"/>
    </style:style>
    <style:style style:name="P18" style:family="paragraph" style:parent-style-name="Table_20_Contents">
      <style:text-properties fo:font-size="10pt" fo:language="zxx" fo:country="none" fo:font-weight="bold" officeooo:rsid="0002969f" officeooo:paragraph-rsid="0002969f" style:font-size-asian="10pt" style:language-asian="zxx" style:country-asian="none" style:font-weight-asian="bold" style:font-size-complex="10pt" style:language-complex="zxx" style:country-complex="none" style:font-weight-complex="bold"/>
    </style:style>
    <style:style style:name="P19" style:family="paragraph" style:parent-style-name="Table_20_Contents">
      <style:text-properties fo:font-size="10pt" fo:language="zxx" fo:country="none" fo:font-weight="bold" officeooo:rsid="0003b164" officeooo:paragraph-rsid="0003b164" style:font-size-asian="10pt" style:language-asian="zxx" style:country-asian="none" style:font-weight-asian="bold" style:font-size-complex="10pt" style:language-complex="zxx" style:country-complex="none" style:font-weight-complex="bold"/>
    </style:style>
    <style:style style:name="P20" style:family="paragraph" style:parent-style-name="Table_20_Contents">
      <style:text-properties fo:font-size="10pt" fo:language="zxx" fo:country="none" fo:font-weight="normal" officeooo:rsid="0003b164" officeooo:paragraph-rsid="0003b164" style:font-size-asian="10pt" style:language-asian="zxx" style:country-asian="none" style:font-weight-asian="normal" style:font-size-complex="10pt" style:language-complex="zxx" style:country-complex="none" style:font-weight-complex="normal"/>
    </style:style>
    <style:style style:name="P21" style:family="paragraph" style:parent-style-name="Table_20_Contents">
      <style:text-properties fo:font-size="10pt" fo:language="zxx" fo:country="none" officeooo:rsid="000fa9ec" officeooo:paragraph-rsid="000fa9ec" style:font-size-asian="10pt" style:language-asian="zxx" style:country-asian="none" style:font-size-complex="10pt" style:language-complex="zxx" style:country-complex="none"/>
    </style:style>
    <style:style style:name="P22" style:family="paragraph" style:parent-style-name="Standard" style:list-style-name="L1">
      <style:text-properties fo:language="zxx" fo:country="none" officeooo:rsid="0002969f" officeooo:paragraph-rsid="0002969f" style:language-asian="zxx" style:country-asian="none" style:language-complex="zxx" style:country-complex="none"/>
    </style:style>
    <style:style style:name="P23" style:family="paragraph" style:parent-style-name="Standard" style:list-style-name="L1">
      <style:text-properties fo:language="zxx" fo:country="none" officeooo:rsid="00058f2b" officeooo:paragraph-rsid="00058f2b" style:language-asian="zxx" style:country-asian="none" style:language-complex="zxx" style:country-complex="none"/>
    </style:style>
    <style:style style:name="P24" style:family="paragraph" style:parent-style-name="Standard" style:list-style-name="L1">
      <style:text-properties fo:language="zxx" fo:country="none" officeooo:rsid="0006c404" officeooo:paragraph-rsid="0006c404" style:language-asian="zxx" style:country-asian="none" style:language-complex="zxx" style:country-complex="none"/>
    </style:style>
    <style:style style:name="P25" style:family="paragraph" style:parent-style-name="Standard">
      <style:text-properties fo:language="zxx" fo:country="none" officeooo:rsid="00121b49" officeooo:paragraph-rsid="00111719" style:language-asian="zxx" style:country-asian="none" style:language-complex="zxx" style:country-complex="none"/>
    </style:style>
    <style:style style:name="P26" style:family="paragraph" style:parent-style-name="Standard">
      <style:text-properties fo:language="zxx" fo:country="none" officeooo:rsid="0014b2a5" officeooo:paragraph-rsid="0014b2a5" style:language-asian="zxx" style:country-asian="none" style:language-complex="zxx" style:country-complex="none"/>
    </style:style>
    <style:style style:name="T1" style:family="text">
      <style:text-properties officeooo:rsid="0003b164"/>
    </style:style>
    <style:style style:name="T2" style:family="text">
      <style:text-properties officeooo:rsid="00121b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number-columns-repeated="6"/>
        <table:table-column table:style-name="Table1.G"/>
        <table:table-row table:style-name="TableLine94589242510272">
          <table:table-cell table:style-name="Table1.A1" office:value-type="string">
            <text:p text:style-name="P5">Jugadors</text:p>
          </table:table-cell>
          <table:table-cell table:style-name="Table1.A1" office:value-type="string">
            <text:p text:style-name="P5">Jugador</text:p>
          </table:table-cell>
          <table:table-cell table:style-name="Table1.A1" office:value-type="string">
            <text:p text:style-name="P5">Torneig</text:p>
          </table:table-cell>
          <table:table-cell table:style-name="Table1.A1" office:value-type="string">
            <text:p text:style-name="P5">Tornejos</text:p>
          </table:table-cell>
          <table:table-cell table:style-name="Table1.A1" office:value-type="string">
            <text:p text:style-name="P5">Ranking</text:p>
          </table:table-cell>
          <table:table-cell table:style-name="Table1.A1" office:value-type="string">
            <text:p text:style-name="P5">Categoria</text:p>
          </table:table-cell>
          <table:table-cell table:style-name="Table1.G1" office:value-type="string">
            <text:p text:style-name="P5">Categories</text:p>
          </table:table-cell>
        </table:table-row>
        <table:table-row table:style-name="TableLine94589242010768">
          <table:table-cell table:style-name="Table1.A2" office:value-type="string">
            <text:p text:style-name="P8">Llista jugadors ordenada per nom</text:p>
            <text:p text:style-name="P6"/>
            <text:p text:style-name="P14">possible llista d'iteradors que apuntin <text:s/>als jugadors del ranking</text:p>
            <text:p text:style-name="P6"/>
            <text:p text:style-name="P6"/>
            <text:p text:style-name="P6"/>
            <text:p text:style-name="P6"/>
            <text:p text:style-name="P6"/>
            <text:p text:style-name="P6"/>
            <text:p text:style-name="P6"/>
          </table:table-cell>
          <table:table-cell table:style-name="Table1.A2" office:value-type="string">
            <text:p text:style-name="P10">String nom</text:p>
            <text:p text:style-name="P11">posició</text:p>
            <text:p text:style-name="P11">punts</text:p>
            <text:p text:style-name="P10"/>
            <text:p text:style-name="P13">estadistiques</text:p>
          </table:table-cell>
          <table:table-cell table:style-name="Table1.A2" office:value-type="string">
            <text:p text:style-name="P7">String nom;</text:p>
            <text:p text:style-name="P7">Categoria c;</text:p>
            <text:p text:style-name="P7"/>
            <text:p text:style-name="P7">??</text:p>
            <text:p text:style-name="P7">(vect/list) participants</text:p>
            <text:p text:style-name="P7">??</text:p>
            <text:p text:style-name="P7"/>
            <text:p text:style-name="P12"/>
          </table:table-cell>
          <table:table-cell table:style-name="Table1.A2" office:value-type="string">
            <text:p text:style-name="P8">Llista torneig ordenada creixentment per nom</text:p>
          </table:table-cell>
          <table:table-cell table:style-name="Table1.A2" office:value-type="string">
            <text:p text:style-name="P8">Llista jugadors ordenada per punts</text:p>
            <text:p text:style-name="P8"/>
            <text:p text:style-name="P14"/>
          </table:table-cell>
          <table:table-cell table:style-name="Table1.A2" office:value-type="string">
            <text:p text:style-name="P12">Int num (o pos vect)</text:p>
            <text:p text:style-name="P12">Punts per ronda</text:p>
          </table:table-cell>
          <table:table-cell table:style-name="Table1.G2" office:value-type="string">
            <text:p text:style-name="P12">Llista categories</text:p>
          </table:table-cell>
        </table:table-row>
        <table:table-row table:style-name="TableLine94589242536288">
          <table:table-cell table:style-name="Table1.A2" office:value-type="string">
            <text:p text:style-name="P17">llegeix_jugadors()</text:p>
            <text:p text:style-name="P17">nou_jugador()</text:p>
            <text:p text:style-name="P17">baixa_jugador()</text:p>
            <text:p text:style-name="P20">num_jugadors()</text:p>
            <text:p text:style-name="P17"><text:span text:style-name="T1">print</text:span>_jugadors()</text:p>
            <text:p text:style-name="P19">consultar_jugador()</text:p>
            <text:p text:style-name="P6"/>
            <text:p text:style-name="P6"/>
            <text:p text:style-name="P6"/>
            <text:p text:style-name="P6"/>
            <text:p text:style-name="P6"/>
            <text:p text:style-name="P6"/>
            <text:p text:style-name="P6"/>
          </table:table-cell>
          <table:table-cell table:style-name="Table1.A2" office:value-type="string">
            <text:p text:style-name="P9">llegeix_jugador()</text:p>
            <text:p text:style-name="P15">escriure_jugador()</text:p>
            <text:p text:style-name="P16">consultes()</text:p>
          </table:table-cell>
          <table:table-cell table:style-name="Table1.A2" office:value-type="string">
            <text:p text:style-name="P9">llegeix_torneig()</text:p>
            <text:p text:style-name="P18">iniciar_torneig()</text:p>
            <text:p text:style-name="P18">finalitzar_torneig()</text:p>
          </table:table-cell>
          <table:table-cell table:style-name="Table1.A2" office:value-type="string">
            <text:p text:style-name="P17">llegeix_tornejos()</text:p>
            <text:p text:style-name="P17">nou_torneig()</text:p>
            <text:p text:style-name="P18">baixa_torneig()</text:p>
            <text:p text:style-name="P19">imprimir_tornejos()</text:p>
          </table:table-cell>
          <table:table-cell table:style-name="Table1.A2" office:value-type="string">
            <text:p text:style-name="P9">actualitzar_ranking()</text:p>
            <text:p text:style-name="P10">(es pot actualitzar de moltes maneres, eliminar jugador, afegirne un, despres d'un torneig etc)</text:p>
            <text:p text:style-name="P10"/>
            <text:p text:style-name="P19">listar_ranking()</text:p>
          </table:table-cell>
          <table:table-cell table:style-name="Table1.A2" office:value-type="string">
            <text:p text:style-name="P9">llegeix_categoria()</text:p>
            <text:p text:style-name="P15">escriure_categoria()</text:p>
            <text:p text:style-name="P9"/>
          </table:table-cell>
          <table:table-cell table:style-name="Table1.G2" office:value-type="string">
            <text:p text:style-name="P17">llegeix_categories()</text:p>
            <text:p text:style-name="P19">print_categories()</text:p>
          </table:table-cell>
        </table:table-row>
      </table:table>
      <text:p text:style-name="P1"/>
      <text:p text:style-name="P1"/>
      <text:p text:style-name="P2">Dubtes:</text:p>
      <text:list xml:id="list2173117135" text:style-name="L1">
        <text:list-item>
          <text:p text:style-name="P22">Atributs de torneig, com separo l’estructura del torneig general del que inicio. Hauria de tenir atributs jugadors <text:span text:style-name="T1">ja que cada torneig nomes pot estar en marxa un cop a la vegada</text:span>???</text:p>
        </text:list-item>
        <text:list-item>
          <text:p text:style-name="P23">El ranking i la classe jugadors es molt semblant, es millor tenir dos vectors separats no?</text:p>
        </text:list-item>
        <text:list-item>
          <text:p text:style-name="P24">La posicio i els punts d'un jugador els tinc a ranking, no es molt poc eficient tenir-ho duplicat com a propietat a jugador i haver-ho d'anar actualitzant?</text:p>
        </text:list-item>
      </text:list>
      <text:p text:style-name="P3">Cjt Jugadors hauria de ser un map per a poder accedir. </text:p>
      <text:p text:style-name="P3"><text:soft-page-break/></text:p>
      <text:p text:style-name="P4">S'ha de tenir un vector de pair&lt;string, punter&gt; que permeti fer cerca dicotomica sobre el nom. Després cal tenir una llista ordenada per ranking. Al acabar un torneig, cal <text:span text:style-name="T2">actualiztar el ranking. La posició en el ranking és determina en el moment d'escriure tot el vector. Si ens demanen escriure només un jugador, la posició es buscara per la llista amb un for.</text:span></text:p>
      <text:p text:style-name="P25"/>
      <text:p text:style-name="P26">Fer servir sets també es una opció.</text:p>
      <text:p text:style-name="P26"/>
      <text:p text:style-name="P26">Vector d'iteradors amb la posició i un map de strings jugad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16:20:41.256561354</meta:creation-date>
    <dc:date>2022-04-08T11:06:46.414672568</dc:date>
    <meta:editing-duration>PT21M47S</meta:editing-duration>
    <meta:editing-cycles>3</meta:editing-cycles>
    <meta:generator>LibreOffice/7.0.4.2$Linux_X86_64 LibreOffice_project/00$Build-2</meta:generator>
    <meta:document-statistic meta:table-count="1" meta:image-count="0" meta:object-count="0" meta:page-count="2" meta:paragraph-count="54" meta:word-count="261" meta:character-count="1789" meta:non-whitespace-character-count="1583"/>
  </office:meta>
</office:document-meta>
</file>